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fo:font-size="12pt" officeooo:rsid="00242c8e" officeooo:paragraph-rsid="00242c8e" style:font-size-asian="10.5pt" style:font-size-complex="12pt"/>
    </style:style>
    <style:style style:name="P2" style:family="paragraph" style:parent-style-name="Standard">
      <style:text-properties fo:font-size="12pt" fo:font-weight="bold" officeooo:rsid="00242c8e" officeooo:paragraph-rsid="00242c8e" style:font-size-asian="10.5pt" style:font-weight-asian="bold" style:font-size-complex="12pt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officeooo:paragraph-rsid="002a168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../may_2024.html" text:style-name="Internet_20_link" text:visited-style-name="Visited_20_Internet_20_Link"><text:span text:style-name="T1">May 2024</text:span></text:a></text:p>
      <text:p text:style-name="P1"/>
      <text:p text:style-name="P1">quasistatic process</text:p>
      <text:p text:style-name="P1"/>
      <text:p text:style-name="P2">thermocouple</text:p>
      <text:p text:style-name="P1"/>
      <text:p text:style-name="P1">path function</text:p>
      <text:p text:style-name="P1"><text:tab/>work</text:p>
      <text:p text:style-name="P1">point <text:a xlink:type="simple" xlink:href="../../PYQ.html" text:style-name="Internet_20_link" text:visited-style-name="Visited_20_Internet_20_Link"><text:span text:style-name="T1">function</text:span></text:a></text:p>
      <text:p text:style-name="P1"/>
      <text:p text:style-name="P1">property</text:p>
      <text:p text:style-name="P1"/>
      <text:p text:style-name="P1">first law</text:p>
      <text:p text:style-name="P1"/>
      <text:p text:style-name="P1">third law</text:p>
      <text:p text:style-name="P1"/>
      <text:p text:style-name="P1">gas constant</text:p>
      <text:p text:style-name="P1"/>
      <text:p text:style-name="P1"><draw:frame draw:style-name="fr1" draw:name="Object1" text:anchor-type="as-char" svg:y="-0.443cm" svg:width="2.032cm" svg:height="0.62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dryness fraction</text:p>
      <text:p text:style-name="P1"/>
      <text:p text:style-name="P1">helmholtz function</text:p>
      <text:p text:style-name="P1"/>
      <text:p text:style-name="P1"><text:soft-page-break/>gibbs function</text:p>
      <text:p text:style-name="P1"/>
      <text:p text:style-name="P1">Joule-Kelvin effect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0.5cm" fo:page-height="14.801cm" style:num-format="1" style:print-orientation="portrait" fo:margin-top="0.416cm" fo:margin-bottom="2.023cm" fo:margin-left="0.609cm" fo:margin-right="0.6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1T22:35:09.867508295</meta:creation-date>
    <meta:generator>LibreOffice/24.2.6.2$Linux_X86_64 LibreOffice_project/420$Build-2</meta:generator>
    <dc:date>2024-12-28T11:46:31.993484053</dc:date>
    <meta:editing-duration>PT7M34S</meta:editing-duration>
    <meta:editing-cycles>13</meta:editing-cycles>
    <meta:document-statistic meta:table-count="0" meta:image-count="0" meta:object-count="1" meta:page-count="2" meta:paragraph-count="15" meta:word-count="25" meta:character-count="176" meta:non-whitespace-character-count="164"/>
  </office:meta>
</office:document-meta>
</file>

<file path=Object 1/content.xml><?xml version="1.0" encoding="utf-8"?>
<math xmlns="http://www.w3.org/1998/Math/MathML" display="block">
  <semantics>
    <mrow>
      <mrow>
        <msub>
          <mi>c</mi>
          <mi>p</mi>
        </msub>
        <mo stretchy="false">−</mo>
        <msub>
          <mi>c</mi>
          <mi>v</mi>
        </msub>
      </mrow>
      <mo stretchy="false">=</mo>
      <mi>R</mi>
    </mrow>
    <annotation encoding="StarMath 5.0">c_p-c_v=R</annotation>
  </semantics>
</math>
</file>